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
      <style:paragraph-properties fo:margin-left="0.5102in" fo:margin-right="0.3957in" fo:text-indent="0in" style:auto-text-indent="false" style:page-number="auto"/>
    </style:style>
    <style:style style:name="P2" style:family="paragraph" style:parent-style-name="Standard">
      <style:paragraph-properties fo:margin-left="0.5102in" fo:margin-right="0.3957in" fo:text-indent="0in" style:auto-text-indent="false"/>
      <style:text-properties style:font-name="Times new roman" fo:font-size="18pt" officeooo:rsid="00079f02" officeooo:paragraph-rsid="00079f02" style:font-size-asian="15.75pt" style:font-size-complex="18pt"/>
    </style:style>
    <style:style style:name="P3" style:family="paragraph" style:parent-style-name="Standard">
      <style:paragraph-properties fo:margin-left="0.5102in" fo:margin-right="0.3957in" fo:text-indent="0in" style:auto-text-indent="false">
        <style:tab-stops>
          <style:tab-stop style:position="0.7811in"/>
        </style:tab-stops>
      </style:paragraph-properties>
      <style:text-properties style:font-name="Times new roman" fo:font-size="12pt" fo:font-weight="bold" officeooo:rsid="00079f02" officeooo:paragraph-rsid="00079f02" style:font-size-asian="10.5pt" style:font-weight-asian="bold" style:font-size-complex="12pt" style:font-weight-complex="bold"/>
    </style:style>
    <style:style style:name="P4" style:family="paragraph" style:parent-style-name="Standard">
      <style:paragraph-properties fo:margin-left="0.5102in" fo:margin-right="0.3957in" fo:text-indent="0in" style:auto-text-indent="false">
        <style:tab-stops>
          <style:tab-stop style:position="0.7811in"/>
        </style:tab-stops>
      </style:paragraph-properties>
      <style:text-properties style:font-name="Times new roman" fo:font-size="12pt" fo:font-weight="bold" officeooo:rsid="0008555a" officeooo:paragraph-rsid="0008555a" style:font-size-asian="10.5pt" style:font-weight-asian="bold" style:font-size-complex="12pt" style:font-weight-complex="bold"/>
    </style:style>
    <style:style style:name="P5" style:family="paragraph" style:parent-style-name="Standard">
      <style:paragraph-properties fo:margin-left="0.5102in" fo:margin-right="0.3957in" fo:text-indent="0in" style:auto-text-indent="false">
        <style:tab-stops>
          <style:tab-stop style:position="0.7811in"/>
        </style:tab-stops>
      </style:paragraph-properties>
      <style:text-properties style:font-name="Times new roman" fo:font-size="12pt" officeooo:rsid="00079f02" officeooo:paragraph-rsid="00079f02" style:font-size-asian="10.5pt" style:font-size-complex="12pt"/>
    </style:style>
    <style:style style:name="P6" style:family="paragraph" style:parent-style-name="Standard">
      <style:paragraph-properties fo:margin-left="0.5102in" fo:margin-right="0.3957in" fo:text-indent="0in" style:auto-text-indent="false">
        <style:tab-stops>
          <style:tab-stop style:position="0.7811in"/>
        </style:tab-stops>
      </style:paragraph-properties>
      <style:text-properties style:font-name="Times new roman" fo:font-size="12pt" fo:font-weight="normal" officeooo:rsid="0008555a" officeooo:paragraph-rsid="0008555a" style:font-size-asian="10.5pt" style:font-weight-asian="normal" style:font-size-complex="12pt" style:font-weight-complex="normal"/>
    </style:style>
    <style:style style:name="P7" style:family="paragraph" style:parent-style-name="Standard">
      <style:paragraph-properties fo:margin-left="0.5102in" fo:margin-right="0.3957in" fo:text-indent="0in" style:auto-text-indent="false">
        <style:tab-stops>
          <style:tab-stop style:position="0.7811in"/>
        </style:tab-stops>
      </style:paragraph-properties>
      <style:text-properties style:font-name="Times new roman" fo:font-size="12pt" fo:font-weight="normal" officeooo:rsid="0008555a" officeooo:paragraph-rsid="00094c4c" style:font-size-asian="10.5pt" style:font-weight-asian="normal" style:font-size-complex="12pt" style:font-weight-complex="normal"/>
    </style:style>
    <style:style style:name="P8" style:family="paragraph" style:parent-style-name="Standard">
      <style:paragraph-properties fo:margin-left="0.5102in" fo:margin-right="0.3957in" fo:text-indent="0in" style:auto-text-indent="false">
        <style:tab-stops>
          <style:tab-stop style:position="0.7811in"/>
        </style:tab-stops>
      </style:paragraph-properties>
      <style:text-properties style:font-name="Times new roman" fo:font-size="12pt" fo:font-weight="normal" officeooo:rsid="00094c4c" officeooo:paragraph-rsid="00094c4c" style:font-size-asian="10.5pt" style:font-weight-asian="normal" style:font-size-complex="12pt" style:font-weight-complex="normal"/>
    </style:style>
    <style:style style:name="P9" style:family="paragraph" style:parent-style-name="Standard">
      <style:paragraph-properties fo:margin-left="0.5102in" fo:margin-right="0.3957in" fo:text-indent="0in" style:auto-text-indent="false">
        <style:tab-stops>
          <style:tab-stop style:position="0.7811in"/>
        </style:tab-stops>
      </style:paragraph-properties>
      <style:text-properties style:font-name="Times new roman" fo:font-size="12pt" fo:font-weight="normal" officeooo:rsid="00079f02" officeooo:paragraph-rsid="00079f02" style:font-size-asian="10.5pt" style:font-weight-asian="normal" style:font-size-complex="12pt" style:font-weight-complex="normal"/>
    </style:style>
    <style:style style:name="P10" style:family="paragraph" style:parent-style-name="Standard">
      <style:paragraph-properties fo:margin-left="0.5102in" fo:margin-right="0.3957in" fo:text-indent="0in" style:auto-text-indent="false"/>
      <style:text-properties style:font-name="Times new roman" fo:font-size="28pt" officeooo:rsid="00079f02" officeooo:paragraph-rsid="00079f02" style:font-size-asian="28pt" style:font-size-complex="28pt"/>
    </style:style>
    <style:style style:name="P11"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0a25ce" style:font-weight-asian="normal" style:font-weight-complex="normal"/>
    </style:style>
    <style:style style:name="T3" style:family="text">
      <style:text-properties fo:font-weight="normal" officeooo:rsid="000c22b7"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094c4c"/>
    </style:style>
    <style:style style:name="T6" style:family="text">
      <style:text-properties officeooo:rsid="000c22b7"/>
    </style: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Memorandum</text:p>
      <text:p text:style-name="P2"/>
      <text:p text:style-name="P2"/>
      <text:p text:style-name="P3">To:<text:tab/><text:span text:style-name="T2">D</text:span><text:span text:style-name="T1">r. Lewis Zimmerman, CIO </text:span></text:p>
      <text:p text:style-name="P3"><text:tab/><text:tab/></text:p>
      <text:p text:style-name="P5"><text:span text:style-name="T4">From:<text:tab/></text:span><text:span text:style-name="T1">Mr. Peter Shipman, Team <text:s text:c="5"/>Captain</text:span></text:p>
      <text:p text:style-name="P3"/>
      <text:p text:style-name="P5"><text:span text:style-name="T4">Date:<text:tab/></text:span><text:span text:style-name="T1">February 14, 2014</text:span></text:p>
      <text:p text:style-name="P9"/>
      <text:p text:style-name="P5"><text:span text:style-name="T4">Re: <text:tab/></text:span><text:span text:style-name="T1">Scheduled Maintenance, </text:span><text:span text:style-name="T2">Possible Brief Downtime</text:span><text:span text:style-name="T1"> Fri. 14, 1 pm – </text:span><text:span text:style-name="T3">3</text:span><text:span text:style-name="T1"> pm </text:span></text:p>
      <text:p text:style-name="P9"/>
      <text:p text:style-name="P9"><draw:line text:anchor-type="paragraph" draw:z-index="0" draw:style-name="gr1" draw:text-style-name="P11" svg:x1="0.5252in" svg:y1="0.1445in" svg:x2="6.5252in" svg:y2="0.1445in"><text:p/></draw:line></text:p>
      <text:p text:style-name="P9"/>
      <text:p text:style-name="P6">This memo serves as a notification that all network systems will be undergoing scheduled maintenance on Friday 14, between 1 pm and <text:span text:style-name="T6">3</text:span> pm. Brief service interruptions may occur. </text:p>
      <text:p text:style-name="P6"/>
      <text:p text:style-name="P4">Situation</text:p>
      <text:p text:style-name="P6">Due to recent events, the state of EnV Research's network is currently unstable and potentially vulnerable. We, the recently hired IT team, will be enacting measures to bring our systems to a stable and secure point. </text:p>
      <text:p text:style-name="P6"/>
      <text:p text:style-name="P7"><text:span text:style-name="T1">Due to the nature of system hardening, certain systems and services may need to be periodically rebooted in order to apply changes. These reboots may cause brief periods of </text:span><text:span text:style-name="T5">latency or</text:span><text:span text:style-name="T1"> unavailability. </text:span></text:p>
      <text:p text:style-name="P6"/>
      <text:p text:style-name="P4">Expectations</text:p>
      <text:p text:style-name="P8">The time period between 1 pm and <text:span text:style-name="T6">3</text:span> pm may contain service interruptions. These interruptions may not be significantly noticeable, but may also range to a duration of several minutes. </text:p>
      <text:p text:style-name="P6"/>
      <text:p text:style-name="P8">Thank you for your understanding. If you have any comments, concerns, or suggestions, please feel free to contact us via the means of communication we have previously establish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 </meta:initial-creator>
    <meta:creation-date>2014-03-12T15:26:14.589951162</meta:creation-date>
    <dc:date>2014-03-12T21:18:02.843136017</dc:date>
    <dc:creator>Dan </dc:creator>
    <meta:editing-duration>PT7M25S</meta:editing-duration>
    <meta:editing-cycles>4</meta:editing-cycles>
    <meta:generator>LibreOffice/4.1.3.2$Linux_x86 LibreOffice_project/410m0$Build-2</meta:generator>
    <meta:document-statistic meta:table-count="0" meta:image-count="0" meta:object-count="0" meta:page-count="1" meta:paragraph-count="13" meta:word-count="185" meta:character-count="1158" meta:non-whitespace-character-count="968"/>
  </office:meta>
</office:document-meta>
</file>